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ceOf.setTyp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Of.isSelected( Resource 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nstanceOf.setClass( Class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tanceOf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Of.setURI( String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Of.setProject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Of.getCheck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ceOf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